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line-height="0.75cm" fo:text-align="justify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PCheader#%</text:p>
      <text:p text:style-name="P4"/>
      <text:p text:style-name="P4"><text:span text:style-name="T3">%=COPIE_A=%</text:span> </text:p>
      <text:p text:style-name="P3">%=TITRE=%</text:p>
      <text:p text:style-name="P5"/>
      <text:p text:style-name="P14">%=SALUTATIONS=%</text:p>
      <text:p text:style-name="P15">%=CONTENU0=%</text:p>
      <text:p text:style-name="P15">%=CONTENU1=%</text:p>
      <text:p text:style-name="P15">%=CONTENU2=%</text:p>
      <text:p text:style-name="P15">%=CONTENU3=%</text:p>
      <text:p text:style-name="P6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ANNEXE=%<text:span text:style-name="T4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3">%=COPIE=%<text:span text:style-name="T4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20:12.83</dc:date>
    <meta:print-date>2011-02-22T10:58:36</meta:print-date>
    <meta:editing-cycles>140</meta:editing-cycles>
    <meta:editing-duration>P1DT8H44M31S</meta:editing-duration>
    <meta:document-statistic meta:table-count="1" meta:image-count="0" meta:object-count="0" meta:page-count="1" meta:paragraph-count="16" meta:word-count="27" meta:character-count="287"/>
    <meta:user-defined meta:name="Info 1"/>
    <meta:user-defined meta:name="Info 2"/>
    <meta:user-defined meta:name="Info 3"/>
    <meta:user-defined meta:name="Info 4"/>
  </office:meta>
</office:document-meta>
</file>